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able-cell-properties fo:background-color="#ffff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9.21pt" svg:height="600.83pt" svg:x="256pt" svg:y="25.6pt">
            <loext:p draw:notify-on-update-of-ranges="Sheet1.B3:Sheet1.B257 Sheet1.C3:Sheet1.C2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row table:style-name="ro1">
          <table:table-cell table:number-columns-repeated="2"/>
          <table:table-cell table:style-name="Default"/>
          <table:table-cell office:value-type="float" office:value="2500" calcext:value-type="float">
            <text:p>25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28*(SIN(2*3.1416*[.B3]*0.000016*[.$D$1])+1)" office:value-type="float" office:value="128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28*(SIN(2*3.1416*[.B4]*0.000016*[.$D$1])+1)" office:value-type="float" office:value="159.832378420934" calcext:value-type="float">
            <text:p>1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28*(SIN(2*3.1416*[.B5]*0.000016*[.$D$1])+1)" office:value-type="float" office:value="189.664602129244" calcext:value-type="float">
            <text:p>1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28*(SIN(2*3.1416*[.B6]*0.000016*[.$D$1])+1)" office:value-type="float" office:value="215.622194073631" calcext:value-type="float">
            <text:p>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28*(SIN(2*3.1416*[.B7]*0.000016*[.$D$1])+1)" office:value-type="float" office:value="236.074135699044" calcext:value-type="float">
            <text:p>2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28*(SIN(2*3.1416*[.B8]*0.000016*[.$D$1])+1)" office:value-type="float" office:value="249.735350317733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28*(SIN(2*3.1416*[.B9]*0.000016*[.$D$1])+1)" office:value-type="float" office:value="255.74744957937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28*(SIN(2*3.1416*[.B10]*0.000016*[.$D$1])+1)" office:value-type="float" office:value="253.732669418954" calcext:value-type="float">
            <text:p>254</text:p>
          </table:table-cell>
          <table:table-cell table:number-columns-repeated="13"/>
          <table:table-cell table:style-name="ce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28*(SIN(2*3.1416*[.B11]*0.000016*[.$D$1])+1)" office:value-type="float" office:value="243.817606472761" calcext:value-type="float">
            <text:p>2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28*(SIN(2*3.1416*[.B12]*0.000016*[.$D$1])+1)" office:value-type="float" office:value="226.625263509091" calcext:value-type="float">
            <text:p>2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28*(SIN(2*3.1416*[.B13]*0.000016*[.$D$1])+1)" office:value-type="float" office:value="203.235903690977" calcext:value-type="float">
            <text:p>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28*(SIN(2*3.1416*[.B14]*0.000016*[.$D$1])+1)" office:value-type="float" office:value="175.119173352942" calcext:value-type="float">
            <text:p>1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28*(SIN(2*3.1416*[.B15]*0.000016*[.$D$1])+1)" office:value-type="float" office:value="144.041758287217" calcext:value-type="float">
            <text:p>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28*(SIN(2*3.1416*[.B16]*0.000016*[.$D$1])+1)" office:value-type="float" office:value="111.956375861571" calcext:value-type="float">
            <text:p>1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28*(SIN(2*3.1416*[.B17]*0.000016*[.$D$1])+1)" office:value-type="float" office:value="80.8790780346856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28*(SIN(2*3.1416*[.B18]*0.000016*[.$D$1])+1)" office:value-type="float" office:value="52.7625748077467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28*(SIN(2*3.1416*[.B19]*0.000016*[.$D$1])+1)" office:value-type="float" office:value="29.3735377026948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28*(SIN(2*3.1416*[.B20]*0.000016*[.$D$1])+1)" office:value-type="float" office:value="12.1815927767102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28*(SIN(2*3.1416*[.B21]*0.000016*[.$D$1])+1)" office:value-type="float" office:value="2.26697818253736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28*(SIN(2*3.1416*[.B22]*0.000016*[.$D$1])+1)" office:value-type="float" office:value="0.252668516738538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28*(SIN(2*3.1416*[.B23]*0.000016*[.$D$1])+1)" office:value-type="float" office:value="6.26523085254514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128*(SIN(2*3.1416*[.B24]*0.000016*[.$D$1])+1)" office:value-type="float" office:value="19.926872028168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128*(SIN(2*3.1416*[.B25]*0.000016*[.$D$1])+1)" office:value-type="float" office:value="40.3791768910137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128*(SIN(2*3.1416*[.B26]*0.000016*[.$D$1])+1)" office:value-type="float" office:value="66.337045929682" calcext:value-type="float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128*(SIN(2*3.1416*[.B27]*0.000016*[.$D$1])+1)" office:value-type="float" office:value="96.1694431781872" calcext:value-type="float">
            <text:p>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128*(SIN(2*3.1416*[.B28]*0.000016*[.$D$1])+1)" office:value-type="float" office:value="128.001880681013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128*(SIN(2*3.1416*[.B29]*0.000016*[.$D$1])+1)" office:value-type="float" office:value="159.834200013184" calcext:value-type="float">
            <text:p>1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128*(SIN(2*3.1416*[.B30]*0.000016*[.$D$1])+1)" office:value-type="float" office:value="189.666250174857" calcext:value-type="float">
            <text:p>1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128*(SIN(2*3.1416*[.B31]*0.000016*[.$D$1])+1)" office:value-type="float" office:value="215.623565019359" calcext:value-type="float">
            <text:p>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128*(SIN(2*3.1416*[.B32]*0.000016*[.$D$1])+1)" office:value-type="float" office:value="236.075143402925" calcext:value-type="float">
            <text:p>2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128*(SIN(2*3.1416*[.B33]*0.000016*[.$D$1])+1)" office:value-type="float" office:value="249.735931461731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128*(SIN(2*3.1416*[.B34]*0.000016*[.$D$1])+1)" office:value-type="float" office:value="255.7475676479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128*(SIN(2*3.1416*[.B35]*0.000016*[.$D$1])+1)" office:value-type="float" office:value="253.732316993302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128*(SIN(2*3.1416*[.B36]*0.000016*[.$D$1])+1)" office:value-type="float" office:value="243.81680569723" calcext:value-type="float">
            <text:p>2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128*(SIN(2*3.1416*[.B37]*0.000016*[.$D$1])+1)" office:value-type="float" office:value="226.624064699586" calcext:value-type="float">
            <text:p>2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128*(SIN(2*3.1416*[.B38]*0.000016*[.$D$1])+1)" office:value-type="float" office:value="203.234382173459" calcext:value-type="float">
            <text:p>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128*(SIN(2*3.1416*[.B39]*0.000016*[.$D$1])+1)" office:value-type="float" office:value="175.117424730397" calcext:value-type="float">
            <text:p>1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128*(SIN(2*3.1416*[.B40]*0.000016*[.$D$1])+1)" office:value-type="float" office:value="144.039892432542" calcext:value-type="float">
            <text:p>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128*(SIN(2*3.1416*[.B41]*0.000016*[.$D$1])+1)" office:value-type="float" office:value="111.954510013822" calcext:value-type="float">
            <text:p>1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128*(SIN(2*3.1416*[.B42]*0.000016*[.$D$1])+1)" office:value-type="float" office:value="80.8773294324852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128*(SIN(2*3.1416*[.B43]*0.000016*[.$D$1])+1)" office:value-type="float" office:value="52.7610533227127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128*(SIN(2*3.1416*[.B44]*0.000016*[.$D$1])+1)" office:value-type="float" office:value="29.3723389357722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128*(SIN(2*3.1416*[.B45]*0.000016*[.$D$1])+1)" office:value-type="float" office:value="12.1807920511841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128*(SIN(2*3.1416*[.B46]*0.000016*[.$D$1])+1)" office:value-type="float" office:value="2.26662581117147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128*(SIN(2*3.1416*[.B47]*0.000016*[.$D$1])+1)" office:value-type="float" office:value="0.252786640424631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128*(SIN(2*3.1416*[.B48]*0.000016*[.$D$1])+1)" office:value-type="float" office:value="6.26581204910309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128*(SIN(2*3.1416*[.B49]*0.000016*[.$D$1])+1)" office:value-type="float" office:value="19.9278797787107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128*(SIN(2*3.1416*[.B50]*0.000016*[.$D$1])+1)" office:value-type="float" office:value="40.3805478745738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128*(SIN(2*3.1416*[.B51]*0.000016*[.$D$1])+1)" office:value-type="float" office:value="66.3386940019192" calcext:value-type="float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128*(SIN(2*3.1416*[.B52]*0.000016*[.$D$1])+1)" office:value-type="float" office:value="96.1712647841805" calcext:value-type="float">
            <text:p>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128*(SIN(2*3.1416*[.B53]*0.000016*[.$D$1])+1)" office:value-type="float" office:value="128.003761362025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128*(SIN(2*3.1416*[.B54]*0.000016*[.$D$1])+1)" office:value-type="float" office:value="159.836021598561" calcext:value-type="float">
            <text:p>1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128*(SIN(2*3.1416*[.B55]*0.000016*[.$D$1])+1)" office:value-type="float" office:value="189.667898207158" calcext:value-type="float">
            <text:p>1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128*(SIN(2*3.1416*[.B56]*0.000016*[.$D$1])+1)" office:value-type="float" office:value="215.624935946172" calcext:value-type="float">
            <text:p>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128*(SIN(2*3.1416*[.B57]*0.000016*[.$D$1])+1)" office:value-type="float" office:value="236.076151083475" calcext:value-type="float">
            <text:p>2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128*(SIN(2*3.1416*[.B58]*0.000016*[.$D$1])+1)" office:value-type="float" office:value="249.736512579448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128*(SIN(2*3.1416*[.B59]*0.000016*[.$D$1])+1)" office:value-type="float" office:value="255.747685688852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128*(SIN(2*3.1416*[.B60]*0.000016*[.$D$1])+1)" office:value-type="float" office:value="253.731964540506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128*(SIN(2*3.1416*[.B61]*0.000016*[.$D$1])+1)" office:value-type="float" office:value="243.816004896696" calcext:value-type="float">
            <text:p>2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128*(SIN(2*3.1416*[.B62]*0.000016*[.$D$1])+1)" office:value-type="float" office:value="226.62286586879" calcext:value-type="float">
            <text:p>2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128*(SIN(2*3.1416*[.B63]*0.000016*[.$D$1])+1)" office:value-type="float" office:value="203.232860639699" calcext:value-type="float">
            <text:p>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128*(SIN(2*3.1416*[.B64]*0.000016*[.$D$1])+1)" office:value-type="float" office:value="175.11567609768" calcext:value-type="float">
            <text:p>1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128*(SIN(2*3.1416*[.B65]*0.000016*[.$D$1])+1)" office:value-type="float" office:value="144.038026574404" calcext:value-type="float">
            <text:p>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128*(SIN(2*3.1416*[.B66]*0.000016*[.$D$1])+1)" office:value-type="float" office:value="111.952644169538" calcext:value-type="float">
            <text:p>1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128*(SIN(2*3.1416*[.B67]*0.000016*[.$D$1])+1)" office:value-type="float" office:value="80.8755808404574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128*(SIN(2*3.1416*[.B68]*0.000016*[.$D$1])+1)" office:value-type="float" office:value="52.759531853921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128*(SIN(2*3.1416*[.B69]*0.000016*[.$D$1])+1)" office:value-type="float" office:value="29.3711401901415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128*(SIN(2*3.1416*[.B70]*0.000016*[.$D$1])+1)" office:value-type="float" office:value="12.179991350661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128*(SIN(2*3.1416*[.B71]*0.000016*[.$D$1])+1)" office:value-type="float" office:value="2.26627346694879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128*(SIN(2*3.1416*[.B72]*0.000016*[.$D$1])+1)" office:value-type="float" office:value="0.252904791688664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128*(SIN(2*3.1416*[.B73]*0.000016*[.$D$1])+1)" office:value-type="float" office:value="6.26639327194103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128*(SIN(2*3.1416*[.B74]*0.000016*[.$D$1])+1)" office:value-type="float" office:value="19.9288875525839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128*(SIN(2*3.1416*[.B75]*0.000016*[.$D$1])+1)" office:value-type="float" office:value="40.3819188770491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128*(SIN(2*3.1416*[.B76]*0.000016*[.$D$1])+1)" office:value-type="float" office:value="66.3403420874678" calcext:value-type="float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128*(SIN(2*3.1416*[.B77]*0.000016*[.$D$1])+1)" office:value-type="float" office:value="96.1730863970445" calcext:value-type="float">
            <text:p>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128*(SIN(2*3.1416*[.B78]*0.000016*[.$D$1])+1)" office:value-type="float" office:value="128.005642043037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128*(SIN(2*3.1416*[.B79]*0.000016*[.$D$1])+1)" office:value-type="float" office:value="159.837843177066" calcext:value-type="float">
            <text:p>1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128*(SIN(2*3.1416*[.B80]*0.000016*[.$D$1])+1)" office:value-type="float" office:value="189.669546226147" calcext:value-type="float">
            <text:p>1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128*(SIN(2*3.1416*[.B81]*0.000016*[.$D$1])+1)" office:value-type="float" office:value="215.626306854068" calcext:value-type="float">
            <text:p>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128*(SIN(2*3.1416*[.B82]*0.000016*[.$D$1])+1)" office:value-type="float" office:value="236.077158740694" calcext:value-type="float">
            <text:p>2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128*(SIN(2*3.1416*[.B83]*0.000016*[.$D$1])+1)" office:value-type="float" office:value="249.737093670886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128*(SIN(2*3.1416*[.B84]*0.000016*[.$D$1])+1)" office:value-type="float" office:value="255.747803702226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128*(SIN(2*3.1416*[.B85]*0.000016*[.$D$1])+1)" office:value-type="float" office:value="253.731612060569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128*(SIN(2*3.1416*[.B86]*0.000016*[.$D$1])+1)" office:value-type="float" office:value="243.81520407116" calcext:value-type="float">
            <text:p>2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128*(SIN(2*3.1416*[.B87]*0.000016*[.$D$1])+1)" office:value-type="float" office:value="226.621667016704" calcext:value-type="float">
            <text:p>2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128*(SIN(2*3.1416*[.B88]*0.000016*[.$D$1])+1)" office:value-type="float" office:value="203.231339089698" calcext:value-type="float">
            <text:p>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128*(SIN(2*3.1416*[.B89]*0.000016*[.$D$1])+1)" office:value-type="float" office:value="175.113927454792" calcext:value-type="float">
            <text:p>1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128*(SIN(2*3.1416*[.B90]*0.000016*[.$D$1])+1)" office:value-type="float" office:value="144.036160712803" calcext:value-type="float">
            <text:p>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128*(SIN(2*3.1416*[.B91]*0.000016*[.$D$1])+1)" office:value-type="float" office:value="111.950778328718" calcext:value-type="float">
            <text:p>1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128*(SIN(2*3.1416*[.B92]*0.000016*[.$D$1])+1)" office:value-type="float" office:value="80.8738322586032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128*(SIN(2*3.1416*[.B93]*0.000016*[.$D$1])+1)" office:value-type="float" office:value="52.7580104013726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128*(SIN(2*3.1416*[.B94]*0.000016*[.$D$1])+1)" office:value-type="float" office:value="29.3699414658025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128*(SIN(2*3.1416*[.B95]*0.000016*[.$D$1])+1)" office:value-type="float" office:value="12.1791906751408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128*(SIN(2*3.1416*[.B96]*0.000016*[.$D$1])+1)" office:value-type="float" office:value="2.26592114986923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128*(SIN(2*3.1416*[.B97]*0.000016*[.$D$1])+1)" office:value-type="float" office:value="0.253022970530637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128*(SIN(2*3.1416*[.B98]*0.000016*[.$D$1])+1)" office:value-type="float" office:value="6.26697452105847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128*(SIN(2*3.1416*[.B99]*0.000016*[.$D$1])+1)" office:value-type="float" office:value="19.9298953497872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128*(SIN(2*3.1416*[.B100]*0.000016*[.$D$1])+1)" office:value-type="float" office:value="40.3832898984393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128*(SIN(2*3.1416*[.B101]*0.000016*[.$D$1])+1)" office:value-type="float" office:value="66.3419901863282" calcext:value-type="float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128*(SIN(2*3.1416*[.B102]*0.000016*[.$D$1])+1)" office:value-type="float" office:value="96.1749080167792" calcext:value-type="float">
            <text:p>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128*(SIN(2*3.1416*[.B103]*0.000016*[.$D$1])+1)" office:value-type="float" office:value="128.007522724047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128*(SIN(2*3.1416*[.B104]*0.000016*[.$D$1])+1)" office:value-type="float" office:value="159.839664748697" calcext:value-type="float">
            <text:p>1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128*(SIN(2*3.1416*[.B105]*0.000016*[.$D$1])+1)" office:value-type="float" office:value="189.671194231822" calcext:value-type="float">
            <text:p>1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128*(SIN(2*3.1416*[.B106]*0.000016*[.$D$1])+1)" office:value-type="float" office:value="215.627677743048" calcext:value-type="float">
            <text:p>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128*(SIN(2*3.1416*[.B107]*0.000016*[.$D$1])+1)" office:value-type="float" office:value="236.078166374581" calcext:value-type="float">
            <text:p>2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128*(SIN(2*3.1416*[.B108]*0.000016*[.$D$1])+1)" office:value-type="float" office:value="249.737674736043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128*(SIN(2*3.1416*[.B109]*0.000016*[.$D$1])+1)" office:value-type="float" office:value="255.747921688022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128*(SIN(2*3.1416*[.B110]*0.000016*[.$D$1])+1)" office:value-type="float" office:value="253.731259553488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128*(SIN(2*3.1416*[.B111]*0.000016*[.$D$1])+1)" office:value-type="float" office:value="243.814403220621" calcext:value-type="float">
            <text:p>2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128*(SIN(2*3.1416*[.B112]*0.000016*[.$D$1])+1)" office:value-type="float" office:value="226.620468143327" calcext:value-type="float">
            <text:p>2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128*(SIN(2*3.1416*[.B113]*0.000016*[.$D$1])+1)" office:value-type="float" office:value="203.229817523457" calcext:value-type="float">
            <text:p>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128*(SIN(2*3.1416*[.B114]*0.000016*[.$D$1])+1)" office:value-type="float" office:value="175.112178801733" calcext:value-type="float">
            <text:p>1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128*(SIN(2*3.1416*[.B115]*0.000016*[.$D$1])+1)" office:value-type="float" office:value="144.034294847742" calcext:value-type="float">
            <text:p>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128*(SIN(2*3.1416*[.B116]*0.000016*[.$D$1])+1)" office:value-type="float" office:value="111.948912491362" calcext:value-type="float">
            <text:p>1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128*(SIN(2*3.1416*[.B117]*0.000016*[.$D$1])+1)" office:value-type="float" office:value="80.8720836869217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128*(SIN(2*3.1416*[.B118]*0.000016*[.$D$1])+1)" office:value-type="float" office:value="52.756488965067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128*(SIN(2*3.1416*[.B119]*0.000016*[.$D$1])+1)" office:value-type="float" office:value="29.3687427627558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128*(SIN(2*3.1416*[.B120]*0.000016*[.$D$1])+1)" office:value-type="float" office:value="12.1783900246242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128*(SIN(2*3.1416*[.B121]*0.000016*[.$D$1])+1)" office:value-type="float" office:value="2.26556885993317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128*(SIN(2*3.1416*[.B122]*0.000016*[.$D$1])+1)" office:value-type="float" office:value="0.253141176950479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128*(SIN(2*3.1416*[.B123]*0.000016*[.$D$1])+1)" office:value-type="float" office:value="6.26755579645567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128*(SIN(2*3.1416*[.B124]*0.000016*[.$D$1])+1)" office:value-type="float" office:value="19.9309031703211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128*(SIN(2*3.1416*[.B125]*0.000016*[.$D$1])+1)" office:value-type="float" office:value="40.3846609387438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128*(SIN(2*3.1416*[.B126]*0.000016*[.$D$1])+1)" office:value-type="float" office:value="66.3436382984979" calcext:value-type="float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128*(SIN(2*3.1416*[.B127]*0.000016*[.$D$1])+1)" office:value-type="float" office:value="96.1767296433852" calcext:value-type="float">
            <text:p>9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25" calcext:value-type="float">
            <text:p>125</text:p>
          </table:table-cell>
          <table:table-cell table:style-name="ce3" table:formula="of:=128*(SIN(2*3.1416*[.B128]*0.000016*[.$D$1])+1)" office:value-type="float" office:value="128.009403405056" calcext:value-type="float">
            <text:p>128</text:p>
          </table:table-cell>
          <table:table-cell table:style-name="ce1"/>
          <table:table-cell table:number-columns-repeated="13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128*(SIN(2*3.1416*[.B129]*0.000016*[.$D$1])+1)" office:value-type="float" office:value="159.841486313455" calcext:value-type="float">
            <text:p>1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128*(SIN(2*3.1416*[.B130]*0.000016*[.$D$1])+1)" office:value-type="float" office:value="189.672842224184" calcext:value-type="float">
            <text:p>1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128*(SIN(2*3.1416*[.B131]*0.000016*[.$D$1])+1)" office:value-type="float" office:value="215.629048613111" calcext:value-type="float">
            <text:p>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128*(SIN(2*3.1416*[.B132]*0.000016*[.$D$1])+1)" office:value-type="float" office:value="236.079173985136" calcext:value-type="float">
            <text:p>2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128*(SIN(2*3.1416*[.B133]*0.000016*[.$D$1])+1)" office:value-type="float" office:value="249.738255774919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128*(SIN(2*3.1416*[.B134]*0.000016*[.$D$1])+1)" office:value-type="float" office:value="255.74803964624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128*(SIN(2*3.1416*[.B135]*0.000016*[.$D$1])+1)" office:value-type="float" office:value="253.730907019264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128*(SIN(2*3.1416*[.B136]*0.000016*[.$D$1])+1)" office:value-type="float" office:value="243.813602345082" calcext:value-type="float">
            <text:p>2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128*(SIN(2*3.1416*[.B137]*0.000016*[.$D$1])+1)" office:value-type="float" office:value="226.61926924866" calcext:value-type="float">
            <text:p>2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128*(SIN(2*3.1416*[.B138]*0.000016*[.$D$1])+1)" office:value-type="float" office:value="203.228295940975" calcext:value-type="float">
            <text:p>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128*(SIN(2*3.1416*[.B139]*0.000016*[.$D$1])+1)" office:value-type="float" office:value="175.110430138505" calcext:value-type="float">
            <text:p>1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128*(SIN(2*3.1416*[.B140]*0.000016*[.$D$1])+1)" office:value-type="float" office:value="144.032428979218" calcext:value-type="float">
            <text:p>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128*(SIN(2*3.1416*[.B141]*0.000016*[.$D$1])+1)" office:value-type="float" office:value="111.947046657471" calcext:value-type="float">
            <text:p>1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128*(SIN(2*3.1416*[.B142]*0.000016*[.$D$1])+1)" office:value-type="float" office:value="80.8703351254153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128*(SIN(2*3.1416*[.B143]*0.000016*[.$D$1])+1)" office:value-type="float" office:value="52.7549675450044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128*(SIN(2*3.1416*[.B144]*0.000016*[.$D$1])+1)" office:value-type="float" office:value="29.3675440810013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128*(SIN(2*3.1416*[.B145]*0.000016*[.$D$1])+1)" office:value-type="float" office:value="12.1775893991108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128*(SIN(2*3.1416*[.B146]*0.000016*[.$D$1])+1)" office:value-type="float" office:value="2.26521659714045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128*(SIN(2*3.1416*[.B147]*0.000016*[.$D$1])+1)" office:value-type="float" office:value="0.253259410948189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128*(SIN(2*3.1416*[.B148]*0.000016*[.$D$1])+1)" office:value-type="float" office:value="6.26813709813234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128*(SIN(2*3.1416*[.B149]*0.000016*[.$D$1])+1)" office:value-type="float" office:value="19.9319110141841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128*(SIN(2*3.1416*[.B150]*0.000016*[.$D$1])+1)" office:value-type="float" office:value="40.3860319979633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128*(SIN(2*3.1416*[.B151]*0.000016*[.$D$1])+1)" office:value-type="float" office:value="66.3452864239788" calcext:value-type="float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128*(SIN(2*3.1416*[.B152]*0.000016*[.$D$1])+1)" office:value-type="float" office:value="96.1785512768602" calcext:value-type="float">
            <text:p>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128*(SIN(2*3.1416*[.B153]*0.000016*[.$D$1])+1)" office:value-type="float" office:value="128.011284086063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128*(SIN(2*3.1416*[.B154]*0.000016*[.$D$1])+1)" office:value-type="float" office:value="159.843307871339" calcext:value-type="float">
            <text:p>1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128*(SIN(2*3.1416*[.B155]*0.000016*[.$D$1])+1)" office:value-type="float" office:value="189.674490203231" calcext:value-type="float">
            <text:p>1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128*(SIN(2*3.1416*[.B156]*0.000016*[.$D$1])+1)" office:value-type="float" office:value="215.630419464256" calcext:value-type="float">
            <text:p>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128*(SIN(2*3.1416*[.B157]*0.000016*[.$D$1])+1)" office:value-type="float" office:value="236.080181572358" calcext:value-type="float">
            <text:p>2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128*(SIN(2*3.1416*[.B158]*0.000016*[.$D$1])+1)" office:value-type="float" office:value="249.738836787514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128*(SIN(2*3.1416*[.B159]*0.000016*[.$D$1])+1)" office:value-type="float" office:value="255.74815757688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128*(SIN(2*3.1416*[.B160]*0.000016*[.$D$1])+1)" office:value-type="float" office:value="253.730554457898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128*(SIN(2*3.1416*[.B161]*0.000016*[.$D$1])+1)" office:value-type="float" office:value="243.81280144454" calcext:value-type="float">
            <text:p>2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128*(SIN(2*3.1416*[.B162]*0.000016*[.$D$1])+1)" office:value-type="float" office:value="226.618070332703" calcext:value-type="float">
            <text:p>2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128*(SIN(2*3.1416*[.B163]*0.000016*[.$D$1])+1)" office:value-type="float" office:value="203.226774342252" calcext:value-type="float">
            <text:p>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128*(SIN(2*3.1416*[.B164]*0.000016*[.$D$1])+1)" office:value-type="float" office:value="175.108681465104" calcext:value-type="float">
            <text:p>1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128*(SIN(2*3.1416*[.B165]*0.000016*[.$D$1])+1)" office:value-type="float" office:value="144.030563107233" calcext:value-type="float">
            <text:p>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128*(SIN(2*3.1416*[.B166]*0.000016*[.$D$1])+1)" office:value-type="float" office:value="111.945180827047" calcext:value-type="float">
            <text:p>1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128*(SIN(2*3.1416*[.B167]*0.000016*[.$D$1])+1)" office:value-type="float" office:value="80.8685865740816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128*(SIN(2*3.1416*[.B168]*0.000016*[.$D$1])+1)" office:value-type="float" office:value="52.7534461411868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128*(SIN(2*3.1416*[.B169]*0.000016*[.$D$1])+1)" office:value-type="float" office:value="29.3663454205401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128*(SIN(2*3.1416*[.B170]*0.000016*[.$D$1])+1)" office:value-type="float" office:value="12.1767887986011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128*(SIN(2*3.1416*[.B171]*0.000016*[.$D$1])+1)" office:value-type="float" office:value="2.26486436149122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128*(SIN(2*3.1416*[.B172]*0.000016*[.$D$1])+1)" office:value-type="float" office:value="0.253377672523669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128*(SIN(2*3.1416*[.B173]*0.000016*[.$D$1])+1)" office:value-type="float" office:value="6.26871842608836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128*(SIN(2*3.1416*[.B174]*0.000016*[.$D$1])+1)" office:value-type="float" office:value="19.9329188813777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128*(SIN(2*3.1416*[.B175]*0.000016*[.$D$1])+1)" office:value-type="float" office:value="40.3874030760958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128*(SIN(2*3.1416*[.B176]*0.000016*[.$D$1])+1)" office:value-type="float" office:value="66.3469345627705" calcext:value-type="float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128*(SIN(2*3.1416*[.B177]*0.000016*[.$D$1])+1)" office:value-type="float" office:value="96.1803729172062" calcext:value-type="float">
            <text:p>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128*(SIN(2*3.1416*[.B178]*0.000016*[.$D$1])+1)" office:value-type="float" office:value="128.013164767066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128*(SIN(2*3.1416*[.B179]*0.000016*[.$D$1])+1)" office:value-type="float" office:value="159.845129422348" calcext:value-type="float">
            <text:p>1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128*(SIN(2*3.1416*[.B180]*0.000016*[.$D$1])+1)" office:value-type="float" office:value="189.676138168964" calcext:value-type="float">
            <text:p>1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128*(SIN(2*3.1416*[.B181]*0.000016*[.$D$1])+1)" office:value-type="float" office:value="215.631790296483" calcext:value-type="float">
            <text:p>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128*(SIN(2*3.1416*[.B182]*0.000016*[.$D$1])+1)" office:value-type="float" office:value="236.081189136249" calcext:value-type="float">
            <text:p>2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128*(SIN(2*3.1416*[.B183]*0.000016*[.$D$1])+1)" office:value-type="float" office:value="249.739417773829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128*(SIN(2*3.1416*[.B184]*0.000016*[.$D$1])+1)" office:value-type="float" office:value="255.748275479941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128*(SIN(2*3.1416*[.B185]*0.000016*[.$D$1])+1)" office:value-type="float" office:value="253.73020186939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128*(SIN(2*3.1416*[.B186]*0.000016*[.$D$1])+1)" office:value-type="float" office:value="243.812000518996" calcext:value-type="float">
            <text:p>2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128*(SIN(2*3.1416*[.B187]*0.000016*[.$D$1])+1)" office:value-type="float" office:value="226.616871395457" calcext:value-type="float">
            <text:p>2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128*(SIN(2*3.1416*[.B188]*0.000016*[.$D$1])+1)" office:value-type="float" office:value="203.22525272729" calcext:value-type="float">
            <text:p>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128*(SIN(2*3.1416*[.B189]*0.000016*[.$D$1])+1)" office:value-type="float" office:value="175.106932781535" calcext:value-type="float">
            <text:p>1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128*(SIN(2*3.1416*[.B190]*0.000016*[.$D$1])+1)" office:value-type="float" office:value="144.028697231789" calcext:value-type="float">
            <text:p>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128*(SIN(2*3.1416*[.B191]*0.000016*[.$D$1])+1)" office:value-type="float" office:value="111.943315000087" calcext:value-type="float">
            <text:p>1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128*(SIN(2*3.1416*[.B192]*0.000016*[.$D$1])+1)" office:value-type="float" office:value="80.8668380329251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128*(SIN(2*3.1416*[.B193]*0.000016*[.$D$1])+1)" office:value-type="float" office:value="52.7519247536127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128*(SIN(2*3.1416*[.B194]*0.000016*[.$D$1])+1)" office:value-type="float" office:value="29.3651467813706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128*(SIN(2*3.1416*[.B195]*0.000016*[.$D$1])+1)" office:value-type="float" office:value="12.1759882230955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128*(SIN(2*3.1416*[.B196]*0.000016*[.$D$1])+1)" office:value-type="float" office:value="2.26451215298556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128*(SIN(2*3.1416*[.B197]*0.000016*[.$D$1])+1)" office:value-type="float" office:value="0.253495961677075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128*(SIN(2*3.1416*[.B198]*0.000016*[.$D$1])+1)" office:value-type="float" office:value="6.26929978032331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128*(SIN(2*3.1416*[.B199]*0.000016*[.$D$1])+1)" office:value-type="float" office:value="19.9339267719002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128*(SIN(2*3.1416*[.B200]*0.000016*[.$D$1])+1)" office:value-type="float" office:value="40.3887741731434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128*(SIN(2*3.1416*[.B201]*0.000016*[.$D$1])+1)" office:value-type="float" office:value="66.3485827148693" calcext:value-type="float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128*(SIN(2*3.1416*[.B202]*0.000016*[.$D$1])+1)" office:value-type="float" office:value="96.1821945644205" calcext:value-type="float">
            <text:p>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128*(SIN(2*3.1416*[.B203]*0.000016*[.$D$1])+1)" office:value-type="float" office:value="128.015045448068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128*(SIN(2*3.1416*[.B204]*0.000016*[.$D$1])+1)" office:value-type="float" office:value="159.846950966483" calcext:value-type="float">
            <text:p>1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128*(SIN(2*3.1416*[.B205]*0.000016*[.$D$1])+1)" office:value-type="float" office:value="189.677786121384" calcext:value-type="float">
            <text:p>1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128*(SIN(2*3.1416*[.B206]*0.000016*[.$D$1])+1)" office:value-type="float" office:value="215.633161109794" calcext:value-type="float">
            <text:p>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128*(SIN(2*3.1416*[.B207]*0.000016*[.$D$1])+1)" office:value-type="float" office:value="236.082196676808" calcext:value-type="float">
            <text:p>2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128*(SIN(2*3.1416*[.B208]*0.000016*[.$D$1])+1)" office:value-type="float" office:value="249.739998733863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128*(SIN(2*3.1416*[.B209]*0.000016*[.$D$1])+1)" office:value-type="float" office:value="255.748393355425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128*(SIN(2*3.1416*[.B210]*0.000016*[.$D$1])+1)" office:value-type="float" office:value="253.729849253738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128*(SIN(2*3.1416*[.B211]*0.000016*[.$D$1])+1)" office:value-type="float" office:value="243.811199568452" calcext:value-type="float">
            <text:p>2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128*(SIN(2*3.1416*[.B212]*0.000016*[.$D$1])+1)" office:value-type="float" office:value="226.615672436922" calcext:value-type="float">
            <text:p>2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128*(SIN(2*3.1416*[.B213]*0.000016*[.$D$1])+1)" office:value-type="float" office:value="203.223731096089" calcext:value-type="float">
            <text:p>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128*(SIN(2*3.1416*[.B214]*0.000016*[.$D$1])+1)" office:value-type="float" office:value="175.105184087797" calcext:value-type="float">
            <text:p>1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128*(SIN(2*3.1416*[.B215]*0.000016*[.$D$1])+1)" office:value-type="float" office:value="144.026831352883" calcext:value-type="float">
            <text:p>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128*(SIN(2*3.1416*[.B216]*0.000016*[.$D$1])+1)" office:value-type="float" office:value="111.941449176594" calcext:value-type="float">
            <text:p>1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128*(SIN(2*3.1416*[.B217]*0.000016*[.$D$1])+1)" office:value-type="float" office:value="80.8650895019412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128*(SIN(2*3.1416*[.B218]*0.000016*[.$D$1])+1)" office:value-type="float" office:value="52.7504033822829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128*(SIN(2*3.1416*[.B219]*0.000016*[.$D$1])+1)" office:value-type="float" office:value="29.3639481634949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128*(SIN(2*3.1416*[.B220]*0.000016*[.$D$1])+1)" office:value-type="float" office:value="12.1751876725931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128*(SIN(2*3.1416*[.B221]*0.000016*[.$D$1])+1)" office:value-type="float" office:value="2.26415997162373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128*(SIN(2*3.1416*[.B222]*0.000016*[.$D$1])+1)" office:value-type="float" office:value="0.253614278408222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128*(SIN(2*3.1416*[.B223]*0.000016*[.$D$1])+1)" office:value-type="float" office:value="6.26988116083793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128*(SIN(2*3.1416*[.B224]*0.000016*[.$D$1])+1)" office:value-type="float" office:value="19.9349346857509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128*(SIN(2*3.1416*[.B225]*0.000016*[.$D$1])+1)" office:value-type="float" office:value="40.390145289103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128*(SIN(2*3.1416*[.B226]*0.000016*[.$D$1])+1)" office:value-type="float" office:value="66.350230880279" calcext:value-type="float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128*(SIN(2*3.1416*[.B227]*0.000016*[.$D$1])+1)" office:value-type="float" office:value="96.1840162185018" calcext:value-type="float">
            <text:p>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128*(SIN(2*3.1416*[.B228]*0.000016*[.$D$1])+1)" office:value-type="float" office:value="128.016926129067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128*(SIN(2*3.1416*[.B229]*0.000016*[.$D$1])+1)" office:value-type="float" office:value="159.848772503743" calcext:value-type="float">
            <text:p>1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128*(SIN(2*3.1416*[.B230]*0.000016*[.$D$1])+1)" office:value-type="float" office:value="189.679434060487" calcext:value-type="float">
            <text:p>1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128*(SIN(2*3.1416*[.B231]*0.000016*[.$D$1])+1)" office:value-type="float" office:value="215.634531904186" calcext:value-type="float">
            <text:p>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128*(SIN(2*3.1416*[.B232]*0.000016*[.$D$1])+1)" office:value-type="float" office:value="236.083204194034" calcext:value-type="float">
            <text:p>2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128*(SIN(2*3.1416*[.B233]*0.000016*[.$D$1])+1)" office:value-type="float" office:value="249.740579667615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128*(SIN(2*3.1416*[.B234]*0.000016*[.$D$1])+1)" office:value-type="float" office:value="255.74851120333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128*(SIN(2*3.1416*[.B235]*0.000016*[.$D$1])+1)" office:value-type="float" office:value="253.729496610945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128*(SIN(2*3.1416*[.B236]*0.000016*[.$D$1])+1)" office:value-type="float" office:value="243.810398592906" calcext:value-type="float">
            <text:p>2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128*(SIN(2*3.1416*[.B237]*0.000016*[.$D$1])+1)" office:value-type="float" office:value="226.614473457097" calcext:value-type="float">
            <text:p>2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128*(SIN(2*3.1416*[.B238]*0.000016*[.$D$1])+1)" office:value-type="float" office:value="203.222209448648" calcext:value-type="float">
            <text:p>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128*(SIN(2*3.1416*[.B239]*0.000016*[.$D$1])+1)" office:value-type="float" office:value="175.103435383889" calcext:value-type="float">
            <text:p>1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128*(SIN(2*3.1416*[.B240]*0.000016*[.$D$1])+1)" office:value-type="float" office:value="144.024965470518" calcext:value-type="float">
            <text:p>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128*(SIN(2*3.1416*[.B241]*0.000016*[.$D$1])+1)" office:value-type="float" office:value="111.939583356567" calcext:value-type="float">
            <text:p>1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128*(SIN(2*3.1416*[.B242]*0.000016*[.$D$1])+1)" office:value-type="float" office:value="80.8633409811335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128*(SIN(2*3.1416*[.B243]*0.000016*[.$D$1])+1)" office:value-type="float" office:value="52.7488820271981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128*(SIN(2*3.1416*[.B244]*0.000016*[.$D$1])+1)" office:value-type="float" office:value="29.3627495669126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128*(SIN(2*3.1416*[.B245]*0.000016*[.$D$1])+1)" office:value-type="float" office:value="12.1743871470953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128*(SIN(2*3.1416*[.B246]*0.000016*[.$D$1])+1)" office:value-type="float" office:value="2.26380781740528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128*(SIN(2*3.1416*[.B247]*0.000016*[.$D$1])+1)" office:value-type="float" office:value="0.253732622717052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128*(SIN(2*3.1416*[.B248]*0.000016*[.$D$1])+1)" office:value-type="float" office:value="6.27046256763096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128*(SIN(2*3.1416*[.B249]*0.000016*[.$D$1])+1)" office:value-type="float" office:value="19.9359426229316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128*(SIN(2*3.1416*[.B250]*0.000016*[.$D$1])+1)" office:value-type="float" office:value="40.3915164239757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128*(SIN(2*3.1416*[.B251]*0.000016*[.$D$1])+1)" office:value-type="float" office:value="66.3518790589984" calcext:value-type="float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128*(SIN(2*3.1416*[.B252]*0.000016*[.$D$1])+1)" office:value-type="float" office:value="96.1858378794533" calcext:value-type="float">
            <text:p>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128*(SIN(2*3.1416*[.B253]*0.000016*[.$D$1])+1)" office:value-type="float" office:value="128.018806810061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128*(SIN(2*3.1416*[.B254]*0.000016*[.$D$1])+1)" office:value-type="float" office:value="159.850594034129" calcext:value-type="float">
            <text:p>1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128*(SIN(2*3.1416*[.B255]*0.000016*[.$D$1])+1)" office:value-type="float" office:value="189.681081986276" calcext:value-type="float">
            <text:p>1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128*(SIN(2*3.1416*[.B256]*0.000016*[.$D$1])+1)" office:value-type="float" office:value="215.635902679659" calcext:value-type="float">
            <text:p>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128*(SIN(2*3.1416*[.B257]*0.000016*[.$D$1])+1)" office:value-type="float" office:value="236.084211687927" calcext:value-type="float">
            <text:p>23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00/00/0000</text:date>, <text:time style:data-style-name="N2" text:time-value="14:10:13.108545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0:47:33.301682006</meta:creation-date>
    <dc:date>2019-12-12T14:12:54.353461712</dc:date>
    <meta:editing-duration>PT29M23S</meta:editing-duration>
    <meta:editing-cycles>5</meta:editing-cycles>
    <meta:generator>LibreOffice/5.1.6.2$Linux_X86_64 LibreOffice_project/10m0$Build-2</meta:generator>
    <meta:document-statistic meta:table-count="1" meta:cell-count="5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51cm" svg:height="21.197cm" xlink:href=".." xlink:type="simple" chart:class="chart:scatter" chart:style-name="ch1">
        <chart:legend chart:legend-position="end" svg:x="19.699cm" svg:y="10.299cm" style:legend-expansion="high" chart:style-name="ch2"/>
        <chart:plot-area chart:style-name="ch3" table:cell-range-address="Sheet1.B3:Sheet1.C257" svg:x="0.451cm" svg:y="0.423cm" svg:width="18.797cm" svg:height="20.351cm">
          <chartooo:coordinate-region svg:x="1.258cm" svg:y="0.622cm" svg:width="17.71cm" svg:height="19.5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57" chart:class="chart:scatter">
            <chart:domain table:cell-range-address="Sheet1.B3:Sheet1.B257"/>
            <chart:data-point chart:repeated="2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257</svg:desc>
                </draw:g>
              </table:table-cell>
              <table:table-cell office:value-type="float" office:value="128">
                <text:p>128</text:p>
                <draw:g>
                  <svg:desc>Sheet1.C3:Sheet1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9.832378420934">
                <text:p>159.832378420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89.664602129244">
                <text:p>189.664602129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15.622194073631">
                <text:p>215.622194073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36.074135699044">
                <text:p>236.074135699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49.735350317733">
                <text:p>249.735350317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5.74744957937">
                <text:p>255.74744957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53.732669418954">
                <text:p>253.732669418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43.817606472761">
                <text:p>243.817606472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6.625263509091">
                <text:p>226.6252635090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3.235903690977">
                <text:p>203.235903690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5.119173352942">
                <text:p>175.1191733529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4.041758287217">
                <text:p>144.0417582872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1.956375861571">
                <text:p>111.956375861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0.8790780346856">
                <text:p>80.87907803468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2.7625748077467">
                <text:p>52.7625748077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9.3735377026948">
                <text:p>29.3735377026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.1815927767102">
                <text:p>12.1815927767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26697818253736">
                <text:p>2.266978182537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52668516738538">
                <text:p>0.2526685167385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.26523085254514">
                <text:p>6.265230852545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.926872028168">
                <text:p>19.926872028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0.3791768910137">
                <text:p>40.3791768910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6.337045929682">
                <text:p>66.337045929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6.1694431781872">
                <text:p>96.16944317818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8.001880681013">
                <text:p>128.001880681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59.834200013184">
                <text:p>159.834200013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89.666250174857">
                <text:p>189.666250174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15.623565019359">
                <text:p>215.6235650193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36.075143402925">
                <text:p>236.0751434029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49.735931461731">
                <text:p>249.7359314617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55.7475676479">
                <text:p>255.74756764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53.732316993302">
                <text:p>253.7323169933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43.81680569723">
                <text:p>243.81680569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26.624064699586">
                <text:p>226.624064699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03.234382173459">
                <text:p>203.234382173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75.117424730397">
                <text:p>175.1174247303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44.039892432542">
                <text:p>144.0398924325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11.954510013822">
                <text:p>111.9545100138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0.8773294324852">
                <text:p>80.87732943248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2.7610533227127">
                <text:p>52.76105332271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9.3723389357722">
                <text:p>29.37233893577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2.1807920511841">
                <text:p>12.18079205118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.26662581117147">
                <text:p>2.266625811171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52786640424631">
                <text:p>0.2527866404246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6.26581204910309">
                <text:p>6.265812049103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9.9278797787107">
                <text:p>19.9278797787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0.3805478745738">
                <text:p>40.3805478745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66.3386940019192">
                <text:p>66.33869400191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6.1712647841805">
                <text:p>96.17126478418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28.003761362025">
                <text:p>128.003761362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59.836021598561">
                <text:p>159.8360215985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9.667898207158">
                <text:p>189.6678982071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15.624935946172">
                <text:p>215.6249359461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36.076151083475">
                <text:p>236.0761510834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49.736512579448">
                <text:p>249.7365125794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55.747685688852">
                <text:p>255.747685688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53.731964540506">
                <text:p>253.7319645405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43.816004896696">
                <text:p>243.8160048966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26.62286586879">
                <text:p>226.622865868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03.232860639699">
                <text:p>203.2328606396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75.11567609768">
                <text:p>175.115676097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44.038026574404">
                <text:p>144.0380265744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11.952644169538">
                <text:p>111.9526441695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0.8755808404574">
                <text:p>80.87558084045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2.759531853921">
                <text:p>52.7595318539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9.3711401901415">
                <text:p>29.37114019014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2.179991350661">
                <text:p>12.1799913506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.26627346694879">
                <text:p>2.266273466948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52904791688664">
                <text:p>0.252904791688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.26639327194103">
                <text:p>6.266393271941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9.9288875525839">
                <text:p>19.92888755258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0.3819188770491">
                <text:p>40.38191887704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6.3403420874678">
                <text:p>66.34034208746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6.1730863970445">
                <text:p>96.17308639704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28.005642043037">
                <text:p>128.005642043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59.837843177066">
                <text:p>159.8378431770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89.669546226147">
                <text:p>189.6695462261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15.626306854068">
                <text:p>215.6263068540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36.077158740694">
                <text:p>236.0771587406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49.737093670886">
                <text:p>249.7370936708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55.747803702226">
                <text:p>255.7478037022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53.731612060569">
                <text:p>253.7316120605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43.81520407116">
                <text:p>243.815204071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26.621667016704">
                <text:p>226.6216670167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03.231339089698">
                <text:p>203.231339089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75.113927454792">
                <text:p>175.1139274547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44.036160712803">
                <text:p>144.0361607128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11.950778328718">
                <text:p>111.9507783287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0.8738322586032">
                <text:p>80.87383225860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52.7580104013726">
                <text:p>52.75801040137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9.3699414658025">
                <text:p>29.36994146580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2.1791906751408">
                <text:p>12.17919067514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.26592114986923">
                <text:p>2.265921149869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53022970530637">
                <text:p>0.2530229705306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6.26697452105847">
                <text:p>6.266974521058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9.9298953497872">
                <text:p>19.92989534978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0.3832898984393">
                <text:p>40.38328989843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66.3419901863282">
                <text:p>66.34199018632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6.1749080167792">
                <text:p>96.17490801677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28.007522724047">
                <text:p>128.0075227240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59.839664748697">
                <text:p>159.8396647486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89.671194231822">
                <text:p>189.6711942318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15.627677743048">
                <text:p>215.6276777430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36.078166374581">
                <text:p>236.0781663745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49.737674736043">
                <text:p>249.7376747360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55.747921688022">
                <text:p>255.7479216880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53.731259553488">
                <text:p>253.7312595534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43.814403220621">
                <text:p>243.8144032206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26.620468143327">
                <text:p>226.6204681433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03.229817523457">
                <text:p>203.2298175234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75.112178801733">
                <text:p>175.1121788017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44.034294847742">
                <text:p>144.0342948477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1.948912491362">
                <text:p>111.9489124913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80.8720836869217">
                <text:p>80.87208368692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52.756488965067">
                <text:p>52.7564889650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9.3687427627558">
                <text:p>29.36874276275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2.1783900246242">
                <text:p>12.17839002462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.26556885993317">
                <text:p>2.265568859933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53141176950479">
                <text:p>0.2531411769504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6.26755579645567">
                <text:p>6.267555796455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9.9309031703211">
                <text:p>19.93090317032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40.3846609387438">
                <text:p>40.38466093874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66.3436382984979">
                <text:p>66.34363829849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96.1767296433852">
                <text:p>96.1767296433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8.009403405056">
                <text:p>128.0094034050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59.841486313455">
                <text:p>159.8414863134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89.672842224184">
                <text:p>189.6728422241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15.629048613111">
                <text:p>215.6290486131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36.079173985136">
                <text:p>236.0791739851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49.738255774919">
                <text:p>249.7382557749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55.74803964624">
                <text:p>255.748039646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53.730907019264">
                <text:p>253.7309070192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43.813602345082">
                <text:p>243.8136023450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26.61926924866">
                <text:p>226.619269248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03.228295940975">
                <text:p>203.2282959409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75.110430138505">
                <text:p>175.1104301385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44.032428979218">
                <text:p>144.0324289792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11.947046657471">
                <text:p>111.9470466574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80.8703351254153">
                <text:p>80.87033512541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52.7549675450044">
                <text:p>52.75496754500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9.3675440810013">
                <text:p>29.36754408100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2.1775893991108">
                <text:p>12.17758939911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.26521659714045">
                <text:p>2.265216597140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253259410948189">
                <text:p>0.2532594109481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6.26813709813234">
                <text:p>6.268137098132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9.9319110141841">
                <text:p>19.93191101418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0.3860319979633">
                <text:p>40.38603199796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66.3452864239788">
                <text:p>66.34528642397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96.1785512768602">
                <text:p>96.17855127686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28.011284086063">
                <text:p>128.0112840860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9.843307871339">
                <text:p>159.8433078713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89.674490203231">
                <text:p>189.6744902032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15.630419464256">
                <text:p>215.6304194642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36.080181572358">
                <text:p>236.0801815723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49.738836787514">
                <text:p>249.7388367875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55.74815757688">
                <text:p>255.748157576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53.730554457898">
                <text:p>253.7305544578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43.81280144454">
                <text:p>243.812801444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26.618070332703">
                <text:p>226.6180703327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03.226774342252">
                <text:p>203.2267743422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75.108681465104">
                <text:p>175.1086814651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44.030563107233">
                <text:p>144.0305631072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11.945180827047">
                <text:p>111.945180827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80.8685865740816">
                <text:p>80.86858657408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2.7534461411868">
                <text:p>52.75344614118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9.3663454205401">
                <text:p>29.36634542054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2.1767887986011">
                <text:p>12.17678879860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.26486436149122">
                <text:p>2.264864361491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253377672523669">
                <text:p>0.2533776725236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6.26871842608836">
                <text:p>6.268718426088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9.9329188813777">
                <text:p>19.93291888137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40.3874030760958">
                <text:p>40.38740307609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66.3469345627705">
                <text:p>66.34693456277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96.1803729172062">
                <text:p>96.18037291720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28.013164767066">
                <text:p>128.0131647670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59.845129422348">
                <text:p>159.8451294223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89.676138168964">
                <text:p>189.6761381689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15.631790296483">
                <text:p>215.6317902964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36.081189136249">
                <text:p>236.0811891362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49.739417773829">
                <text:p>249.7394177738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55.748275479941">
                <text:p>255.7482754799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53.73020186939">
                <text:p>253.730201869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43.812000518996">
                <text:p>243.8120005189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26.616871395457">
                <text:p>226.6168713954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03.22525272729">
                <text:p>203.225252727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75.106932781535">
                <text:p>175.1069327815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44.028697231789">
                <text:p>144.0286972317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11.943315000087">
                <text:p>111.9433150000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80.8668380329251">
                <text:p>80.86683803292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52.7519247536127">
                <text:p>52.7519247536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9.3651467813706">
                <text:p>29.36514678137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2.1759882230955">
                <text:p>12.17598822309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.26451215298556">
                <text:p>2.264512152985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53495961677075">
                <text:p>0.2534959616770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6.26929978032331">
                <text:p>6.269299780323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.9339267719002">
                <text:p>19.9339267719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40.3887741731434">
                <text:p>40.38877417314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66.3485827148693">
                <text:p>66.34858271486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96.1821945644205">
                <text:p>96.18219456442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28.015045448068">
                <text:p>128.0150454480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59.846950966483">
                <text:p>159.8469509664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89.677786121384">
                <text:p>189.6777861213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15.633161109794">
                <text:p>215.6331611097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236.082196676808">
                <text:p>236.0821966768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249.739998733863">
                <text:p>249.7399987338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55.748393355425">
                <text:p>255.7483933554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53.729849253738">
                <text:p>253.7298492537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43.811199568452">
                <text:p>243.8111995684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226.615672436922">
                <text:p>226.6156724369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03.223731096089">
                <text:p>203.2237310960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75.105184087797">
                <text:p>175.1051840877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44.026831352883">
                <text:p>144.0268313528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11.941449176594">
                <text:p>111.9414491765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80.8650895019412">
                <text:p>80.86508950194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52.7504033822829">
                <text:p>52.75040338228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9.3639481634949">
                <text:p>29.36394816349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2.1751876725931">
                <text:p>12.17518767259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.26415997162373">
                <text:p>2.264159971623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53614278408222">
                <text:p>0.2536142784082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6.26988116083793">
                <text:p>6.269881160837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9.9349346857509">
                <text:p>19.93493468575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40.390145289103">
                <text:p>40.3901452891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66.350230880279">
                <text:p>66.3502308802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96.1840162185018">
                <text:p>96.18401621850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28.016926129067">
                <text:p>128.0169261290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59.848772503743">
                <text:p>159.8487725037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89.679434060487">
                <text:p>189.6794340604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15.634531904186">
                <text:p>215.6345319041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36.083204194034">
                <text:p>236.0832041940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49.740579667615">
                <text:p>249.7405796676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55.74851120333">
                <text:p>255.74851120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53.729496610945">
                <text:p>253.7294966109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43.810398592906">
                <text:p>243.8103985929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26.614473457097">
                <text:p>226.6144734570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03.222209448648">
                <text:p>203.2222094486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75.103435383889">
                <text:p>175.1034353838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44.024965470518">
                <text:p>144.0249654705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11.939583356567">
                <text:p>111.9395833565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80.8633409811335">
                <text:p>80.86334098113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52.7488820271981">
                <text:p>52.74888202719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9.3627495669126">
                <text:p>29.36274956691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2.1743871470953">
                <text:p>12.17438714709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.26380781740528">
                <text:p>2.263807817405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253732622717052">
                <text:p>0.2537326227170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6.27046256763096">
                <text:p>6.270462567630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9.9359426229316">
                <text:p>19.93594262293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40.3915164239757">
                <text:p>40.39151642397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66.3518790589984">
                <text:p>66.35187905899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96.1858378794533">
                <text:p>96.18583787945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28.018806810061">
                <text:p>128.0188068100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59.850594034129">
                <text:p>159.8505940341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89.681081986276">
                <text:p>189.6810819862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15.635902679659">
                <text:p>215.6359026796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36.084211687927">
                <text:p>236.084211687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